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38C0042E075989A4A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797cm" svg:y="-0.9cm" svg:width="18.595cm" svg:height="17.715cm" draw:z-index="0"><draw:image xlink:href="Pictures/100002010000078000000438C0042E075989A4A1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22:48:02.828108474</meta:creation-date>
    <dc:date>2018-09-16T22:48:33.944508222</dc:date>
    <meta:editing-duration>PT3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3.2$Linux_X86_64 LibreOffice_project/00m0$Build-2</meta:generator>
  </office:meta>
</office:document-meta>
</file>